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text-properties style:text-underline-style="none" fo:font-weight="normal" style:font-weight-asian="normal" style:font-weight-complex="normal"/>
    </style:style>
    <style:style style:name="P3" style:family="paragraph" style:parent-style-name="Standard">
      <style:paragraph-properties fo:text-align="start"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d Kembel</text:p>
      <text:p text:style-name="P1">Data Mining</text:p>
      <text:p text:style-name="P1">Project 3.1</text:p>
      <text:p text:style-name="P1"/>
      <text:p text:style-name="P3">Apriori</text:p>
      <text:p text:style-name="P2"><text:tab/>This algorithm iteratively reduces the minimum support until it finds the required number of rules with a minimum given confidence. <text:s/>The required number rules is just a number that is preset by the user along with the minimum confidence.</text:p>
      <text:p text:style-name="P2"/>
      <text:p text:style-name="P2">=== Run information ===</text:p>
      <text:p text:style-name="P2"/>
      <text:p text:style-name="P2">Scheme: <text:s text:c="6"/>weka.associations.Apriori -N 10 -T 0 -C 0.9 -D 0.05 -U 1.0 -M 0.1 -S -1.0 -c -1</text:p>
      <text:p text:style-name="P2">Relation: <text:s text:c="4"/>weather.symbolic</text:p>
      <text:p text:style-name="P2">Instances: <text:s text:c="3"/>14</text:p>
      <text:p text:style-name="P2">Attributes: <text:s text:c="2"/>5</text:p>
      <text:p text:style-name="P2"><text:s text:c="14"/>outlook</text:p>
      <text:p text:style-name="P2"><text:s text:c="14"/>temperature</text:p>
      <text:p text:style-name="P2"><text:s text:c="14"/>humidity</text:p>
      <text:p text:style-name="P2"><text:s text:c="14"/>windy</text:p>
      <text:p text:style-name="P2"><text:s text:c="14"/>play</text:p>
      <text:p text:style-name="P2">=== Associator model (full training set) ===</text:p>
      <text:p text:style-name="P2"/>
      <text:p text:style-name="P2"/>
      <text:p text:style-name="P2">Apriori</text:p>
      <text:p text:style-name="P2">=======</text:p>
      <text:p text:style-name="P2"/>
      <text:p text:style-name="P2">Minimum support: 0.15 (2 instances)</text:p>
      <text:p text:style-name="P2">Minimum metric &lt;confidence&gt;: 0.9</text:p>
      <text:p text:style-name="P2">Number of cycles performed: 17</text:p>
      <text:p text:style-name="P2"/>
      <text:p text:style-name="P2">Generated sets of large itemsets:</text:p>
      <text:p text:style-name="P2"/>
      <text:p text:style-name="P2">Size of set of large itemsets L(1): 12</text:p>
      <text:p text:style-name="P2"/>
      <text:p text:style-name="P2">Size of set of large itemsets L(2): 47</text:p>
      <text:p text:style-name="P2"/>
      <text:p text:style-name="P2">Size of set of large itemsets L(3): 39</text:p>
      <text:p text:style-name="P2"/>
      <text:p text:style-name="P2">Size of set of large itemsets L(4): 6</text:p>
      <text:p text:style-name="P2"/>
      <text:p text:style-name="P2">Best rules found:</text:p>
      <text:p text:style-name="P2"/>
      <text:p text:style-name="P2"><text:s/>1. outlook=overcast 4 ==&gt; play=yes 4 <text:s text:c="3"/>conf:(1)</text:p>
      <text:p text:style-name="P2"><text:s/>2. temperature=cool 4 ==&gt; humidity=normal 4 <text:s text:c="3"/>conf:(1)</text:p>
      <text:p text:style-name="P2"><text:s/>3. humidity=normal windy=FALSE 4 ==&gt; play=yes 4 <text:s text:c="3"/>conf:(1)</text:p>
      <text:p text:style-name="P2"><text:s/>4. outlook=sunny play=no 3 ==&gt; humidity=high 3 <text:s text:c="3"/>conf:(1)</text:p>
      <text:p text:style-name="P2"><text:soft-page-break/><text:s/>5. outlook=sunny humidity=high 3 ==&gt; play=no 3 <text:s text:c="3"/>conf:(1)</text:p>
      <text:p text:style-name="P2"><text:s/>6. outlook=rainy play=yes 3 ==&gt; windy=FALSE 3 <text:s text:c="3"/>conf:(1)</text:p>
      <text:p text:style-name="P2"><text:s/>7. outlook=rainy windy=FALSE 3 ==&gt; play=yes 3 <text:s text:c="3"/>conf:(1)</text:p>
      <text:p text:style-name="P2"><text:s/>8. temperature=cool play=yes 3 ==&gt; humidity=normal 3 <text:s text:c="3"/>conf:(1)</text:p>
      <text:p text:style-name="P2"><text:s/>9. outlook=sunny temperature=hot 2 ==&gt; humidity=high 2 <text:s text:c="3"/>conf:(1)</text:p>
      <text:p text:style-name="P2">10. temperature=hot play=no 2 ==&gt; outlook=sunny 2 <text:s text:c="3"/>conf:(1)</text:p>
      <text:p text:style-name="P2"/>
      <text:p text:style-name="P2"><text:tab/>This association analysis is a pretty cool tool. <text:s/>It's great that you can set the number of rules you want it to find and it will go do it for you instantaneously. <text:s/>Looking through these results you can see a few redundancies. <text:s/>For example, rules 4 and 5 seem to be different variations of the same rules. <text:s/>It seems to say that, for this algorithm, the rules can be rearranged. <text:s/>Something like {A,B} → {C} could also be {A,C} → {B}. <text:s/>You seem to get more of these redundancies as you increase the amount of rules that you want it to find, although the rules it does come up with do seem to be very valid. <text:s/>Another interesting fact about this algorithm is that when you change the metric is uses, the last three metrics all have the same first rules but the rest of the rules are different. <text:s/></text:p>
      <text:p text:style-name="P2"/>
      <text:p text:style-name="P3">Predicted Apriori</text:p>
      <text:p text:style-name="P2"><text:tab/>The API doesn't tell us much about how this algorithm runs. <text:s/>It simply states that it searches with an increasing support threshold for the best n rules. Seems to be very similar to Apriori algorithm (which makes sense) because it comes up with many of the same rules.</text:p>
      <text:p text:style-name="P2"/>
      <text:p text:style-name="P2">=== Run information ===</text:p>
      <text:p text:style-name="P2"/>
      <text:p text:style-name="P2">Scheme: <text:s text:c="6"/>weka.associations.PredictiveApriori -N 10 -c -1</text:p>
      <text:p text:style-name="P2">Relation: <text:s text:c="4"/>weather.symbolic</text:p>
      <text:p text:style-name="P2">Instances: <text:s text:c="3"/>14</text:p>
      <text:p text:style-name="P2">Attributes: <text:s text:c="2"/>5</text:p>
      <text:p text:style-name="P2"><text:s text:c="14"/>outlook</text:p>
      <text:p text:style-name="P2"><text:s text:c="14"/>temperature</text:p>
      <text:p text:style-name="P2"><text:s text:c="14"/>humidity</text:p>
      <text:p text:style-name="P2"><text:s text:c="14"/>windy</text:p>
      <text:p text:style-name="P2"><text:s text:c="14"/>play</text:p>
      <text:p text:style-name="P2">=== Associator model (full training set) ===</text:p>
      <text:p text:style-name="P2"/>
      <text:p text:style-name="P2"/>
      <text:p text:style-name="P2">PredictiveApriori</text:p>
      <text:p text:style-name="P2">===================</text:p>
      <text:p text:style-name="P2"/>
      <text:p text:style-name="P2"/>
      <text:p text:style-name="P2">Best rules found:</text:p>
      <text:p text:style-name="P2"/>
      <text:p text:style-name="P2"><text:s/>1. outlook=overcast 4 ==&gt; play=yes 4 <text:s text:c="3"/>acc:(0.95323)</text:p>
      <text:p text:style-name="P2"><text:s/>2. temperature=cool 4 ==&gt; humidity=normal 4 <text:s text:c="3"/>acc:(0.95323)</text:p>
      <text:p text:style-name="P2"><text:s/>3. humidity=normal windy=FALSE 4 ==&gt; play=yes 4 <text:s text:c="3"/>acc:(0.95323)</text:p>
      <text:p text:style-name="P2"><text:s/>4. humidity=normal 7 ==&gt; play=yes 6 <text:s text:c="3"/>acc:(0.69497)</text:p>
      <text:p text:style-name="P2"><text:s/>5. play=no 5 ==&gt; humidity=high 4 <text:s text:c="3"/>acc:(0.59096)</text:p>
      <text:p text:style-name="P2"><text:soft-page-break/><text:s/>6. windy=FALSE 8 ==&gt; play=yes 6 <text:s text:c="3"/>acc:(0.56435)</text:p>
      <text:p text:style-name="P2"><text:s/>7. temperature=hot 4 ==&gt; humidity=high 3 <text:s text:c="3"/>acc:(0.54473)</text:p>
      <text:p text:style-name="P2"><text:s/>8. temperature=hot 4 ==&gt; windy=FALSE 3 <text:s text:c="3"/>acc:(0.54473)</text:p>
      <text:p text:style-name="P2"><text:s/>9. temperature=cool 4 ==&gt; play=yes 3 <text:s text:c="3"/>acc:(0.54473)</text:p>
      <text:p text:style-name="P2">10. humidity=normal play=yes 6 ==&gt; windy=FALSE 4 <text:s text:c="3"/>acc:(0.51949)</text:p>
      <text:p text:style-name="P2"/>
      <text:p text:style-name="P2"><text:tab/>This algorithm also seems to come up with rules with that redundancy issue I talked about in the last algorithm. <text:s/>I do like this algorithm a bit more because the last algorithm came up with all the rules having a confidence of 1 and this one has a support-based corrected confidence in which it seems to be a bit more useful in telling me how relevant a rule is.</text:p>
      <text:p text:style-name="P2"/>
      <text:p text:style-name="P3">Tertius</text:p>
      <text:p text:style-name="P2"><text:tab/>The tertius algorithm does a complete A* search over all the possible rules. <text:s/>It finds rules according to the confirmation measure.</text:p>
      <text:p text:style-name="P2"/>
      <text:p text:style-name="P2">=== Run information ===</text:p>
      <text:p text:style-name="P2"/>
      <text:p text:style-name="P2">Scheme: <text:s text:c="6"/>weka.associations.Tertius -K 10 -F 0.0 -N 1.0 -L 4 -G 0 -c 0 -I 0 -P 0</text:p>
      <text:p text:style-name="P2">Relation: <text:s text:c="4"/>weather.symbolic</text:p>
      <text:p text:style-name="P2">Instances: <text:s text:c="3"/>14</text:p>
      <text:p text:style-name="P2">Attributes: <text:s text:c="2"/>5</text:p>
      <text:p text:style-name="P2"><text:s text:c="14"/>outlook</text:p>
      <text:p text:style-name="P2"><text:s text:c="14"/>temperature</text:p>
      <text:p text:style-name="P2"><text:s text:c="14"/>humidity</text:p>
      <text:p text:style-name="P2"><text:s text:c="14"/>windy</text:p>
      <text:p text:style-name="P2"><text:s text:c="14"/>play</text:p>
      <text:p text:style-name="P2">=== Associator model (full training set) ===</text:p>
      <text:p text:style-name="P2"/>
      <text:p text:style-name="P2"/>
      <text:p text:style-name="P2">Tertius</text:p>
      <text:p text:style-name="P2">=======</text:p>
      <text:p text:style-name="P2"/>
      <text:p text:style-name="P2"><text:s/>1. /* 0.633754 0.071429 */ play = yes ==&gt; humidity = normal or outlook = overcast</text:p>
      <text:p text:style-name="P2"><text:s/>2. /* 0.607625 0.000000 */ humidity = normal ==&gt; temperature = cool or play = yes</text:p>
      <text:p text:style-name="P2"><text:s/>3. /* 0.607625 0.000000 */ temperature = cool ==&gt; humidity = normal</text:p>
      <text:p text:style-name="P2"><text:s/>4. /* 0.594071 0.214286 */ humidity = normal ==&gt; temperature = cool</text:p>
      <text:p text:style-name="P2"><text:s/>5. /* 0.590214 0.000000 */ humidity = high and outlook = sunny ==&gt; play = no</text:p>
      <text:p text:style-name="P2"><text:s/>6. /* 0.555556 0.000000 */ play = no ==&gt; windy = TRUE or outlook = sunny</text:p>
      <text:p text:style-name="P2"><text:s/>7. /* 0.486606 0.000000 */ play = no and outlook = sunny ==&gt; humidity = high</text:p>
      <text:p text:style-name="P2"><text:s/>8. /* 0.486606 0.000000 */ humidity = normal ==&gt; play = yes or outlook = rainy</text:p>
      <text:p text:style-name="P2"><text:s/>9. /* 0.469374 0.000000 */ outlook = overcast ==&gt; play = yes</text:p>
      <text:p text:style-name="P2">10. /* 0.469374 0.000000 */ windy = FALSE and outlook = overcast ==&gt; temperature = hot</text:p>
      <text:p text:style-name="P2">11. /* 0.469374 0.000000 */ outlook = overcast ==&gt; temperature = hot or windy = TRUE</text:p>
      <text:p text:style-name="P2">12. /* 0.469374 0.000000 */ temperature = hot and play = yes ==&gt; outlook = overcast</text:p>
      <text:p text:style-name="P2">13. /* 0.469374 0.000000 */ play = no ==&gt; humidity = high or windy = TRUE</text:p>
      <text:p text:style-name="P2">14. /* 0.469374 0.000000 */ temperature = hot ==&gt; play = no or outlook = overcast</text:p>
      <text:p text:style-name="P2"><text:soft-page-break/>15. /* 0.469374 0.000000 */ temperature = hot ==&gt; humidity = high or outlook = overcast</text:p>
      <text:p text:style-name="P2">16. /* 0.469374 0.000000 */ humidity = high and play = no ==&gt; temperature = mild or outlook = sunny</text:p>
      <text:p text:style-name="P2">17. /* 0.469374 0.000000 */ temperature = mild and play = yes ==&gt; windy = TRUE or outlook = rainy</text:p>
      <text:p text:style-name="P2">18. /* 0.469374 0.000000 */ outlook = sunny ==&gt; temperature = cool or windy = TRUE or play = no</text:p>
      <text:p text:style-name="P2">19. /* 0.467119 0.357143 */ play = yes ==&gt; outlook = overcast</text:p>
      <text:p text:style-name="P2">20. /* 0.458333 0.071429 */ play = yes ==&gt; windy = FALSE or outlook = overcast</text:p>
      <text:p text:style-name="P2">21. /* 0.458333 0.071429 */ humidity = high and play = no ==&gt; outlook = sunny</text:p>
      <text:p text:style-name="P2">22. /* 0.439100 0.071429 */ play = no ==&gt; humidity = high</text:p>
      <text:p text:style-name="P2">23. /* 0.439100 0.071429 */ humidity = high ==&gt; temperature = mild or play = no</text:p>
      <text:p text:style-name="P2">24. /* 0.439100 0.071429 */ humidity = high ==&gt; temperature = mild or outlook = sunny</text:p>
      <text:p text:style-name="P2"/>
      <text:p text:style-name="P2">Number of hypotheses considered: 1724</text:p>
      <text:p text:style-name="P2">Number of hypotheses explored: 689</text:p>
      <text:p text:style-name="P2"/>
      <text:p text:style-name="P2"><text:tab/>This algorithm is very cool. <text:s/>Not only does it find me rules, but it creates rules that can contain an or. <text:s/>I'm not sure why this impresses me so much but it seems like it relates two rules together based on a common attribute that way. <text:s/>That way you can get more of an idea of some of the relationships going on in your dataset. <text:s/></text:p>
      <text:p text:style-name="P2"/>
      <text:p text:style-name="P2"><text:tab/>Another thing I like about this algorithm is when you set classification to true, it only includes the classification attribute in the head. <text:s/>I set play as the classification variable to be play and set classification equal to true. <text:s/>This gave me back a set of rules that would all indicated whether play is true or false. <text:s/>Seems like this could be very handy in predicting the attribute play, or any other attribute I wanted. <text:s/>This does seem to cut down upon the number of rules the algorithm explores though.</text:p>
      <text:p text:style-name="P2"/>
      <text:p text:style-name="P2">=== Run information ===</text:p>
      <text:p text:style-name="P2"/>
      <text:p text:style-name="P2">Scheme: <text:s text:c="6"/>weka.associations.Tertius -K 10 -F 0.0 -N 1.0 -L 4 -G 0 -S -c 4 -I 0 -P 0</text:p>
      <text:p text:style-name="P2">Relation: <text:s text:c="4"/>weather.symbolic</text:p>
      <text:p text:style-name="P2">Instances: <text:s text:c="3"/>14</text:p>
      <text:p text:style-name="P2">Attributes: <text:s text:c="2"/>5</text:p>
      <text:p text:style-name="P2"><text:s text:c="14"/>outlook</text:p>
      <text:p text:style-name="P2"><text:s text:c="14"/>temperature</text:p>
      <text:p text:style-name="P2"><text:s text:c="14"/>humidity</text:p>
      <text:p text:style-name="P2"><text:s text:c="14"/>windy</text:p>
      <text:p text:style-name="P2"><text:s text:c="14"/>play</text:p>
      <text:p text:style-name="P2">=== Associator model (full training set) ===</text:p>
      <text:p text:style-name="P2"/>
      <text:p text:style-name="P2"/>
      <text:p text:style-name="P2">Tertius</text:p>
      <text:p text:style-name="P2">=======</text:p>
      <text:p text:style-name="P2"/>
      <text:p text:style-name="P2"><text:s/>1. /* 0.590214 0.000000 */ outlook = sunny and humidity = high ==&gt; play = no</text:p>
      <text:p text:style-name="P2"><text:s/>2. /* 0.469374 0.000000 */ outlook = overcast ==&gt; play = yes</text:p>
      <text:p text:style-name="P2"><text:s/>3. /* 0.469374 0.000000 */ humidity = normal and windy = FALSE ==&gt; play = yes</text:p>
      <text:p text:style-name="P2"><text:s/>4. /* 0.439100 0.071429 */ humidity = normal ==&gt; play = yes</text:p>
      <text:p text:style-name="P2"><text:soft-page-break/><text:s/>5. /* 0.436395 0.214286 */ humidity = high ==&gt; play = no</text:p>
      <text:p text:style-name="P2"><text:s/>6. /* 0.434814 0.000000 */ outlook = sunny and temperature = hot ==&gt; play = no</text:p>
      <text:p text:style-name="P2"><text:s/>7. /* 0.434814 0.000000 */ outlook = rainy and windy = TRUE ==&gt; play = no</text:p>
      <text:p text:style-name="P2"><text:s/>8. /* 0.382441 0.000000 */ outlook = rainy and windy = FALSE ==&gt; play = yes</text:p>
      <text:p text:style-name="P2"><text:s/>9. /* 0.347543 0.142857 */ outlook = sunny ==&gt; play = no</text:p>
      <text:p text:style-name="P2">10. /* 0.291784 0.000000 */ temperature = mild and humidity = normal ==&gt; play = yes</text:p>
      <text:p text:style-name="P2">11. /* 0.291784 0.000000 */ temperature = cool and windy = FALSE ==&gt; play = yes</text:p>
      <text:p text:style-name="P2">12. /* 0.291784 0.000000 */ outlook = sunny and humidity = normal ==&gt; play = yes</text:p>
      <text:p text:style-name="P2">13. /* 0.284177 0.071429 */ humidity = high and windy = TRUE ==&gt; play = no</text:p>
      <text:p text:style-name="P2">14. /* 0.284177 0.071429 */ outlook = sunny and windy = FALSE ==&gt; play = no</text:p>
      <text:p text:style-name="P2">15. /* 0.284177 0.071429 */ temperature = hot and humidity = high ==&gt; play = no</text:p>
      <text:p text:style-name="P2">16. /* 0.272727 0.000000 */ temperature = hot and windy = TRUE ==&gt; play = no</text:p>
      <text:p text:style-name="P2">17. /* 0.272727 0.000000 */ outlook = sunny and temperature = mild and windy = FALSE ==&gt; play = no</text:p>
      <text:p text:style-name="P2"/>
      <text:p text:style-name="P2">Number of hypotheses considered: 145</text:p>
      <text:p text:style-name="P2">Number of hypotheses explored: 113</text:p>
      <text:p text:style-name="P2"/>
      <text:p text:style-name="P3">Hotspot</text:p>
      <text:p text:style-name="P2"><text:tab/>Hotspot learns a set of rules that maximize/minimize a target value of interest.</text:p>
      <text:p text:style-name="P2"/>
      <text:p text:style-name="P2">=== Run information ===</text:p>
      <text:p text:style-name="P2"/>
      <text:p text:style-name="P2">Scheme: <text:s text:c="6"/>weka.associations.HotSpot -c 2 -V first -S 0.33 -M 2 -I 0.01</text:p>
      <text:p text:style-name="P2">Relation: <text:s text:c="4"/>weather</text:p>
      <text:p text:style-name="P2">Instances: <text:s text:c="3"/>14</text:p>
      <text:p text:style-name="P2">Attributes: <text:s text:c="2"/>5</text:p>
      <text:p text:style-name="P2"><text:s text:c="14"/>outlook</text:p>
      <text:p text:style-name="P2"><text:s text:c="14"/>temperature</text:p>
      <text:p text:style-name="P2"><text:s text:c="14"/>humidity</text:p>
      <text:p text:style-name="P2"><text:s text:c="14"/>windy</text:p>
      <text:p text:style-name="P2"><text:s text:c="14"/>play</text:p>
      <text:p text:style-name="P2">=== Associator model (full training set) ===</text:p>
      <text:p text:style-name="P2"/>
      <text:p text:style-name="P2"/>
      <text:p text:style-name="P2">Hot Spot</text:p>
      <text:p text:style-name="P2">========</text:p>
      <text:p text:style-name="P2">Total population: 14 instances</text:p>
      <text:p text:style-name="P2">Target attribute: temperature</text:p>
      <text:p text:style-name="P2">Minimum segment size: 5 instances (33% of total population)</text:p>
      <text:p text:style-name="P2">Maximum branching factor: 2</text:p>
      <text:p text:style-name="P2">Minimum improvement in target: 1%</text:p>
      <text:p text:style-name="P2"/>
      <text:p text:style-name="P2">temperature (73.5714)</text:p>
      <text:p text:style-name="P2"><text:s text:c="2"/>outlook = sunny (76.2 [5])</text:p>
      <text:p text:style-name="P2"><text:s text:c="2"/>humidity &gt; 80 (76.1429 [7])</text:p>
      <text:p text:style-name="P2"><text:soft-page-break/><text:s text:c="2"/>| <text:s text:c="2"/>humidity &lt;= 91 (78.2 [5])</text:p>
      <text:p text:style-name="P2"/>
      <text:p text:style-name="P2"/>
      <text:p text:style-name="P2"/>
      <text:p text:style-name="P2"><text:tab/>So to me this means that outlook and humidity have the the largest correspondence with temperature. <text:s/>It seems that, for humidity, the magic values are greater than 80 but less than or equal to 91. <text:s/>That's handy how it automatically puts numerical attributes into buckets for you. <text:s/>It seems to me that if you wanted to predict any certain attribute this algorithm would be the one to run to see which attributes would be best to include in predicting the target attribu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02T18:43:12</meta:creation-date>
    <dc:date>2009-11-02T19:38:43</dc:date>
    <meta:editing-duration>PT00H55M33S</meta:editing-duration>
    <meta:editing-cycles>22</meta:editing-cycles>
    <meta:generator>OpenOffice.org/3.0$Unix OpenOffice.org_project/300m15$Build-9379</meta:generator>
    <meta:document-statistic meta:table-count="0" meta:image-count="0" meta:object-count="0" meta:page-count="6" meta:paragraph-count="165" meta:word-count="1687" meta:character-count="9962"/>
    <meta:user-defined meta:name="Info 1"/>
    <meta:user-defined meta:name="Info 2"/>
    <meta:user-defined meta:name="Info 3"/>
    <meta:user-defined meta:name="Info 4"/>
  </office:meta>
</office:document-meta>
</file>